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0c11" officeooo:paragraph-rsid="001b0c11"/>
    </style:style>
    <style:style style:name="P2" style:family="paragraph" style:parent-style-name="Standard">
      <style:paragraph-properties fo:text-align="justify" style:justify-single-word="false"/>
      <style:text-properties officeooo:rsid="001b0c11" officeooo:paragraph-rsid="001c9bb2"/>
    </style:style>
    <style:style style:name="P3" style:family="paragraph" style:parent-style-name="Standard">
      <style:paragraph-properties fo:text-align="justify" style:justify-single-word="false"/>
      <style:text-properties officeooo:paragraph-rsid="001c9bb2"/>
    </style:style>
    <style:style style:name="T1" style:family="text">
      <style:text-properties officeooo:rsid="001c9bb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811 Project Proposal</text:p>
      <text:p text:style-name="P1">Rockey Hester</text:p>
      <text:p text:style-name="P1"/>
      <text:p text:style-name="P1"><text:span text:style-name="T1">Active </text:span>Simultaneous Localization and Mapping</text:p>
      <text:p text:style-name="P1"/>
      <text:p text:style-name="P1">I would like to improve my understanding of probability, inference, and information theory and better prepare myself for doing research in the area<text:span text:style-name="T1">s</text:span> of state estimation and simultaneous localization and mapping by implementing a SLAM algorithm in a simplified simulation environment. <text:span text:style-name="T1">Using existing datasets and a Gazebo simulation, I plan to implement one of the two cited papers. Stages of this project are to build up an understanding of the theory through literature review, building the simulation environment, finding appropriate datasets, and implementing and testing the SLAM algorithm. With additional time, I would like to explore how these <text:s/>relate to POMDPs and planning.</text:span></text:p>
      <text:p text:style-name="P1"/>
      <text:p text:style-name="P1">References:</text:p>
      <text:p text:style-name="P1"/>
      <text:p text:style-name="P3">[1] J. Zhang and S. Singh, “LOAM: Lidar odometry and mapping in real-time,” in Robotics: Science and Systems Conference (RSS), Berkeley, CA, July 2014.</text:p>
      <text:p text:style-name="P2">[2] J. Zhang and S. Singh, “Visual-lidar odometry and mapping: Low-drift, robust, and fast,” in IEEE International Conference on Robotics and Automation (ICRA), Seattle, WA, May 20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7T11:45:51.816900351</meta:creation-date>
    <dc:date>2019-10-18T09:27:25.678220433</dc:date>
    <meta:editing-duration>PT21H21M23S</meta:editing-duration>
    <meta:editing-cycles>1</meta:editing-cycles>
    <meta:document-statistic meta:table-count="0" meta:image-count="0" meta:object-count="0" meta:page-count="1" meta:paragraph-count="7" meta:word-count="165" meta:character-count="1107" meta:non-whitespace-character-count="948"/>
    <meta:generator>LibreOffice/5.1.6.2$Linux_X86_64 LibreOffice_project/10m0$Build-2</meta:generator>
  </office:meta>
</office:document-meta>
</file>